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officeooo:rsid="00158b7d" officeooo:paragraph-rsid="00158b7d"/>
    </style:style>
    <style:style style:name="P2" style:family="paragraph" style:parent-style-name="Standard">
      <style:paragraph-properties>
        <style:tab-stops>
          <style:tab-stop style:position="5.9374in"/>
        </style:tab-stops>
      </style:paragraph-properties>
      <style:text-properties officeooo:paragraph-rsid="00158b7d"/>
    </style:style>
    <style:style style:name="T1" style:family="text">
      <style:text-properties officeooo:rsid="00158b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s:</text:p>
      <text:p text:style-name="P1"/>
      <text:p text:style-name="P1">01_clinton.jpg</text:p>
      <text:p text:style-name="P1"/>
      <text:p text:style-name="P1">Futel telephone installation on SE Clinton St. Karl Anderson and Elijah St. Clair, artists and engineers. Debbie Wager, designer.</text:p>
      <text:p text:style-name="P1"/>
      <text:p text:style-name="P1">02_ainsworth.jpg</text:p>
      <text:p text:style-name="P1"/>
      <text:p text:style-name="P1">Futel telephone installation on N Ainsworth St. Karl Anderson and Elijah St. Clair, artists and engineers. Debbie Wager, designer.</text:p>
      <text:p text:style-name="P1"/>
      <text:p text:style-name="P1">03_interstate.jpg</text:p>
      <text:p text:style-name="P1"/>
      <text:p text:style-name="P1">Futel telephone installatoin on N Interstate Ave. Karl Anderson and Elijah St. Clair, artists and engineers. Debbie Wager, designer.</text:p>
      <text:p text:style-name="P1"/>
      <text:p text:style-name="P1">04_bline.jpg</text:p>
      <text:p text:style-name="P1"/>
      <text:p text:style-name="P1">Futel advertisement on BLine Urban Delivery tricycle, 2016. Karl Anderson, artist. Debbie Wager, designer.</text:p>
      <text:p text:style-name="P1"/>
      <text:p text:style-name="P1">Additional Images:</text:p>
      <text:p text:style-name="P1"/>
      <text:p text:style-name="P1">plate_01.gif</text:p>
      <text:p text:style-name="P1"/>
      <text:p text:style-name="P1">Informational plate on Futel phone installations. Karl Anderson, artist. Debbie Wager, designer.</text:p>
      <text:p text:style-name="P1"/>
      <text:p text:style-name="P1">plate_02.gif</text:p>
      <text:p text:style-name="P1"/>
      <text:p text:style-name="P1">Informational plate on Futel phone installations. Karl Anderson, artist. Debbie Wager, designer.</text:p>
      <text:p text:style-name="P1"/>
      <text:p text:style-name="P1">Audio #1:</text:p>
      <text:p text:style-name="P1"/>
      <text:p text:style-name="P2"><text:span text:style-name="T1">Old Hardware, A New Twist: The No-Pay Phone. OPB radio article about Futel by Kate Davidson, including recordings by Karl Anderson.</text:span></text:p>
      <text:p text:style-name="P1"/>
      <text:p text:style-name="P1">Audio #2:</text:p>
      <text:p text:style-name="P1"/>
      <text:p text:style-name="P1">Recording of menu accessed from Futel phone, content and voice by Karl Ander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0:58:23.778179897</meta:creation-date>
    <dc:date>2016-10-12T21:11:41.094400701</dc:date>
    <meta:editing-duration>PT13M17S</meta:editing-duration>
    <meta:editing-cycles>1</meta:editing-cycles>
    <meta:document-statistic meta:table-count="0" meta:image-count="0" meta:object-count="0" meta:page-count="1" meta:paragraph-count="18" meta:word-count="142" meta:character-count="1026" meta:non-whitespace-character-count="902"/>
    <meta:generator>LibreOffice/5.1.4.2$Linux_X86_64 LibreOffice_project/10m0$Build-2</meta:generator>
  </office:meta>
</office:document-meta>
</file>